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PROJECT NAME:MEDICAL MANAGEMENT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UM:SPRINT-1(PROJECT BASELINE)</text:p>
          </table:table-cell>
          <table:table-cell table:style-name="ce2" office:value-type="date" office:date-value="2019-05-04" calcext:value-type="date">
            <text:p>04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 WIREFRAME PREPARATION</text:p>
          </table:table-cell>
          <table:table-cell table:style-name="ce2" office:value-type="date" office:date-value="2019-05-06" calcext:value-type="date">
            <text:p>06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 SCRIPT PREPARATION</text:p>
          </table:table-cell>
          <table:table-cell table:style-name="ce2" office:value-type="date" office:date-value="2019-05-07" calcext:value-type="date">
            <text:p>0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 REVIEW EXECUTION</text:p>
          </table:table-cell>
          <table:table-cell table:style-name="ce2" office:value-type="date" office:date-value="2019-05-07" calcext:value-type="date">
            <text:p>0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RACTION DOC PRE</text:p>
          </table:table-cell>
          <table:table-cell table:style-name="ce2" office:value-type="date" office:date-value="2019-05-07" calcext:value-type="date">
            <text:p>0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BASELINE SETUP</text:p>
          </table:table-cell>
          <table:table-cell table:style-name="ce2" office:value-type="date" office:date-value="2019-05-07" calcext:value-type="date">
            <text:p>0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MAVEN INTEGRATION WITH DEPENDENCIES</text:p>
          </table:table-cell>
          <table:table-cell table:style-name="ce2" office:value-type="date" office:date-value="2019-05-07" calcext:value-type="date">
            <text:p>0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YING BUSINESS OJECTS</text:p>
          </table:table-cell>
          <table:table-cell table:style-name="ce2" office:value-type="date" office:date-value="2019-05-07" calcext:value-type="date">
            <text:p>0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-DISPLAY MENU ITEMS</text:p>
          </table:table-cell>
          <table:table-cell table:style-name="ce2" office:value-type="date" office:date-value="2019-05-07" calcext:value-type="date">
            <text:p>0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ING COMMON MODULES(LOGIN MODULE,PAYMENT MODULE,UTILITIES)</text:p>
          </table:table-cell>
          <table:table-cell table:style-name="ce2" office:value-type="date" office:date-value="2019-05-08" calcext:value-type="date">
            <text:p>08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-VALIDATION IMPLEMENTATION</text:p>
          </table:table-cell>
          <table:table-cell table:style-name="ce2" office:value-type="date" office:date-value="2019-05-08" calcext:value-type="date">
            <text:p>08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-DAO IMPLEMENTATION</text:p>
          </table:table-cell>
          <table:table-cell table:style-name="ce2" office:value-type="date" office:date-value="2019-05-08" calcext:value-type="date">
            <text:p>08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LET/IMPLEMENTATION CONTROLLER</text:p>
          </table:table-cell>
          <table:table-cell table:style-name="ce2" office:value-type="date" office:date-value="2019-05-09" calcext:value-type="date">
            <text:p>09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/BUSINESS IMPLEMENTATION</text:p>
          </table:table-cell>
          <table:table-cell table:style-name="ce2" office:value-type="date" office:date-value="2019-05-09" calcext:value-type="date">
            <text:p>09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ATURE WISE -DAO IMPLEMENTATION</text:p>
          </table:table-cell>
          <table:table-cell table:style-name="ce2" office:value-type="date" office:date-value="2019-05-10" calcext:value-type="date">
            <text:p>10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-COMMON FUNCTIONALITY IMPLEMENTATION</text:p>
          </table:table-cell>
          <table:table-cell table:style-name="ce2" office:value-type="date" office:date-value="2019-05-10" calcext:value-type="date">
            <text:p>10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VASCRIPT-SESSION-PART 1</text:p>
          </table:table-cell>
          <table:table-cell table:style-name="ce2" office:value-type="date" office:date-value="2019-05-14" calcext:value-type="date">
            <text:p>14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UPDATES</text:p>
          </table:table-cell>
          <table:table-cell table:style-name="ce2" office:value-type="date" office:date-value="2019-05-14" calcext:value-type="date">
            <text:p>14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ILE INTRODUCTION</text:p>
          </table:table-cell>
          <table:table-cell table:style-name="ce2" office:value-type="date" office:date-value="2019-05-14" calcext:value-type="date">
            <text:p>14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MO</text:p>
          </table:table-cell>
          <table:table-cell table:style-name="ce2" office:value-type="date" office:date-value="2019-05-14" calcext:value-type="date">
            <text:p>14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TO ONE DISCUSSIONS</text:p>
          </table:table-cell>
          <table:table-cell table:style-name="ce2" office:value-type="date" office:date-value="2019-05-14" calcext:value-type="date">
            <text:p>14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L BATCH UPDATES-SAMPLES</text:p>
          </table:table-cell>
          <table:table-cell table:style-name="ce2" office:value-type="date" office:date-value="2019-05-16" calcext:value-type="date">
            <text:p>16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T SESSION</text:p>
          </table:table-cell>
          <table:table-cell table:style-name="ce2" office:value-type="date" office:date-value="2019-05-16" calcext:value-type="date">
            <text:p>16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4J SESSION</text:p>
          </table:table-cell>
          <table:table-cell table:style-name="ce2" office:value-type="date" office:date-value="2019-05-16" calcext:value-type="date">
            <text:p>16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-EXTERNAL UTILITY API</text:p>
          </table:table-cell>
          <table:table-cell table:style-name="ce2" office:value-type="date" office:date-value="2019-05-16" calcext:value-type="date">
            <text:p>16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T DYNAMIC WEB-MAVEN PROJECT</text:p>
          </table:table-cell>
          <table:table-cell table:style-name="ce2" office:value-type="date" office:date-value="2019-05-16" calcext:value-type="date">
            <text:p>16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VASCRIPT(PAGE REDIRECT,DIALOG BOXES,HTML <text:s/>DOM,VALIDATIONS)(PART-2)</text:p>
          </table:table-cell>
          <table:table-cell table:style-name="ce2" office:value-type="date" office:date-value="2019-05-17" calcext:value-type="date">
            <text:p>1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TO ONE QUESTIONS</text:p>
          </table:table-cell>
          <table:table-cell table:style-name="ce2" office:value-type="date" office:date-value="2019-05-17" calcext:value-type="date">
            <text:p>1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MO-2ND REVIEW</text:p>
          </table:table-cell>
          <table:table-cell table:style-name="ce2" office:value-type="date" office:date-value="2019-05-17" calcext:value-type="date">
            <text:p>1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SSMENT-L2 AND L3</text:p>
          </table:table-cell>
          <table:table-cell table:style-name="ce2" office:value-type="date" office:date-value="2019-05-17" calcext:value-type="date">
            <text:p>1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 BASED QUESTIONS(DISCUSSION)</text:p>
          </table:table-cell>
          <table:table-cell table:style-name="ce2" office:value-type="date" office:date-value="2019-05-17" calcext:value-type="date">
            <text:p>17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QUERY/JS AJAX</text:p>
          </table:table-cell>
          <table:table-cell table:style-name="ce2" office:value-type="date" office:date-value="2019-05-20" calcext:value-type="date">
            <text:p>20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DBC/GC/ARRAYS</text:p>
          </table:table-cell>
          <table:table-cell table:style-name="ce2" office:value-type="date" office:date-value="2019-05-20" calcext:value-type="date">
            <text:p>20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 APPLICATION CONFIGURATION</text:p>
          </table:table-cell>
          <table:table-cell table:style-name="ce2" office:value-type="date" office:date-value="2019-05-20" calcext:value-type="date">
            <text:p>20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RACT DOCUMENT-REVIEWED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-PROJECT REVIEW(3rd REVIEW)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ING CONVENTIONS/CODING STANDARDS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D EXCEPTION/JOINS/SUB QUERY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-VALIDATION/ALIGNMENTS/CSS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 PROJECT REVIEW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TO CLIENT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 SOURCE CODE/DB SCRIPT(GIT REPOSITORY)</text:p>
          </table:table-cell>
          <table:table-cell table:style-name="ce2" office:value-type="date" office:date-value="2019-05-21" calcext:value-type="date">
            <text:p>21/05/19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11.806000000</meta:creation-date>
    <dc:date>2019-05-21T18:46:48.598000000</dc:date>
    <meta:editing-duration>PT13H50M25S</meta:editing-duration>
    <meta:editing-cycles>14</meta:editing-cycles>
    <meta:generator>LibreOffice/4.1.3.2$Windows_x86 LibreOffice_project/70feb7d99726f064edab4605a8ab840c50ec57a</meta:generator>
    <meta:document-statistic meta:table-count="1" meta:cell-count="85" meta:object-count="0"/>
  </office:meta>
</office:document-meta>
</file>